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3815" officeooo:paragraph-rsid="001a3815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loext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><text:s text:c="71"/>You said:</text:h>
      <text:p text:style-name="Text_20_body">loops in java </text:p>
      <text:h text:style-name="Heading_20_6" text:outline-level="6">ChatGPT said:</text:h>
      <text:p text:style-name="Text_20_body">In Java, loops are used to repeat a block of code multiple times. There are several types of loops in Java, each suited for different situations. The most common types are:</text:p>
      <text:h text:style-name="Heading_20_3" text:outline-level="3">1. <text:span text:style-name="Strong_20_Emphasis">For Loop</text:span></text:h>
      <text:p text:style-name="Text_20_body">The <text:span text:style-name="Source_20_Text">for</text:span> loop is used when you know beforehand how many times you want to execute a statement or a block of statements.</text:p>
      <text:h text:style-name="Heading_20_4" text:outline-level="4">Syntax:</text:h>
      <text:p text:style-name="Preformatted_20_Text">java</text:p>
      <text:p text:style-name="Preformatted_20_Text">Copy</text:p>
      <text:p text:style-name="P2"><text:span text:style-name="Source_20_Text">for (initialization; condition; increment/decrement) {</text:span></text:p>
      <text:p text:style-name="P2"><text:span text:style-name="Source_20_Text"><text:s text:c="4"/>// code block to be executed</text:span></text:p>
      <text:p text:style-name="P3"><text:span text:style-name="Source_20_Text">}</text:span></text:p>
      <text:h text:style-name="Heading_20_4" text:outline-level="4">Example:</text:h>
      <text:p text:style-name="Preformatted_20_Text">java</text:p>
      <text:p text:style-name="Preformatted_20_Text">Copy</text:p>
      <text:p text:style-name="P2"><text:span text:style-name="Source_20_Text">for (int i = 0; i &lt; 5; i++) {</text:span></text:p>
      <text:p text:style-name="P2"><text:span text:style-name="Source_20_Text"><text:s text:c="4"/>System.out.println(i);</text:span></text:p>
      <text:p text:style-name="P3"><text:span text:style-name="Source_20_Text">}</text:span></text:p>
      <text:p text:style-name="Text_20_body">Output:</text:p>
      <text:p text:style-name="Preformatted_20_Text">Copy</text:p>
      <text:p text:style-name="P2"><text:span text:style-name="Source_20_Text">0</text:span></text:p>
      <text:p text:style-name="P2"><text:span text:style-name="Source_20_Text">1</text:span></text:p>
      <text:p text:style-name="P2"><text:span text:style-name="Source_20_Text">2</text:span></text:p>
      <text:p text:style-name="P2"><text:span text:style-name="Source_20_Text">3</text:span></text:p>
      <text:p text:style-name="P3"><text:span text:style-name="Source_20_Text">4</text:span></text:p>
      <text:h text:style-name="Heading_20_3" text:outline-level="3">2. <text:span text:style-name="Strong_20_Emphasis">While Loop</text:span></text:h>
      <text:p text:style-name="Text_20_body">The <text:span text:style-name="Source_20_Text">while</text:span> loop is used when you want to execute a block of code as long as a condition is true. It checks the condition before each iteration.</text:p>
      <text:h text:style-name="Heading_20_4" text:outline-level="4">Syntax:</text:h>
      <text:p text:style-name="Preformatted_20_Text">java</text:p>
      <text:p text:style-name="Preformatted_20_Text">Copy</text:p>
      <text:p text:style-name="P2"><text:span text:style-name="Source_20_Text">while (condition) {</text:span></text:p>
      <text:p text:style-name="P2"><text:span text:style-name="Source_20_Text"><text:s text:c="4"/>// code block to be executed</text:span></text:p>
      <text:p text:style-name="P3"><text:span text:style-name="Source_20_Text">}</text:span></text:p>
      <text:h text:style-name="Heading_20_4" text:outline-level="4">Example:</text:h>
      <text:p text:style-name="Preformatted_20_Text">java</text:p>
      <text:p text:style-name="Preformatted_20_Text">Copy</text:p>
      <text:p text:style-name="P2"><text:span text:style-name="Source_20_Text">int i = 0;</text:span></text:p>
      <text:p text:style-name="P2"><text:span text:style-name="Source_20_Text">while (i &lt; 5) {</text:span></text:p>
      <text:p text:style-name="P2"><text:span text:style-name="Source_20_Text"><text:s text:c="4"/>System.out.println(i);</text:span></text:p>
      <text:p text:style-name="P2"><text:span text:style-name="Source_20_Text"><text:s text:c="4"/>i++;</text:span></text:p>
      <text:p text:style-name="P3"><text:soft-page-break/><text:span text:style-name="Source_20_Text">}</text:span></text:p>
      <text:p text:style-name="Text_20_body">Output:</text:p>
      <text:p text:style-name="Preformatted_20_Text">Copy</text:p>
      <text:p text:style-name="P2"><text:span text:style-name="Source_20_Text">0</text:span></text:p>
      <text:p text:style-name="P2"><text:span text:style-name="Source_20_Text">1</text:span></text:p>
      <text:p text:style-name="P2"><text:span text:style-name="Source_20_Text">2</text:span></text:p>
      <text:p text:style-name="P2"><text:span text:style-name="Source_20_Text">3</text:span></text:p>
      <text:p text:style-name="P3"><text:span text:style-name="Source_20_Text">4</text:span></text:p>
      <text:h text:style-name="Heading_20_3" text:outline-level="3">3. <text:span text:style-name="Strong_20_Emphasis">Do-While Loop</text:span></text:h>
      <text:p text:style-name="Text_20_body">The <text:span text:style-name="Source_20_Text">do-while</text:span> loop is similar to the <text:span text:style-name="Source_20_Text">while</text:span> loop, except it checks the condition after the block of code is executed. This guarantees that the code inside the loop will run at least once.</text:p>
      <text:h text:style-name="Heading_20_4" text:outline-level="4">Syntax:</text:h>
      <text:p text:style-name="Preformatted_20_Text">java</text:p>
      <text:p text:style-name="Preformatted_20_Text">Copy</text:p>
      <text:p text:style-name="P2"><text:span text:style-name="Source_20_Text">do {</text:span></text:p>
      <text:p text:style-name="P2"><text:span text:style-name="Source_20_Text"><text:s text:c="4"/>// code block to be executed</text:span></text:p>
      <text:p text:style-name="P3"><text:span text:style-name="Source_20_Text">} while (condition);</text:span></text:p>
      <text:h text:style-name="Heading_20_4" text:outline-level="4">Example:</text:h>
      <text:p text:style-name="Preformatted_20_Text">java</text:p>
      <text:p text:style-name="Preformatted_20_Text">Copy</text:p>
      <text:p text:style-name="P2"><text:span text:style-name="Source_20_Text">int i = 0;</text:span></text:p>
      <text:p text:style-name="P2"><text:span text:style-name="Source_20_Text">do {</text:span></text:p>
      <text:p text:style-name="P2"><text:span text:style-name="Source_20_Text"><text:s text:c="4"/>System.out.println(i);</text:span></text:p>
      <text:p text:style-name="P2"><text:span text:style-name="Source_20_Text"><text:s text:c="4"/>i++;</text:span></text:p>
      <text:p text:style-name="P3"><text:span text:style-name="Source_20_Text">} while (i &lt; 5);</text:span></text:p>
      <text:p text:style-name="Text_20_body">Output:</text:p>
      <text:p text:style-name="Preformatted_20_Text">Copy</text:p>
      <text:p text:style-name="P2"><text:span text:style-name="Source_20_Text">0</text:span></text:p>
      <text:p text:style-name="P2"><text:span text:style-name="Source_20_Text">1</text:span></text:p>
      <text:p text:style-name="P2"><text:span text:style-name="Source_20_Text">2</text:span></text:p>
      <text:p text:style-name="P2"><text:span text:style-name="Source_20_Text">3</text:span></text:p>
      <text:p text:style-name="P3"><text:span text:style-name="Source_20_Text">4</text:span></text:p>
      <text:h text:style-name="Heading_20_3" text:outline-level="3">4. <text:span text:style-name="Strong_20_Emphasis">For-Each Loop (Enhanced For Loop)</text:span></text:h>
      <text:p text:style-name="Text_20_body">The <text:span text:style-name="Source_20_Text">for-each</text:span> loop is used for iterating over arrays or collections. It's a cleaner and more readable way of looping through elements when you don't need to use the index.</text:p>
      <text:h text:style-name="Heading_20_4" text:outline-level="4">Syntax:</text:h>
      <text:p text:style-name="Preformatted_20_Text">java</text:p>
      <text:p text:style-name="Preformatted_20_Text">Copy</text:p>
      <text:p text:style-name="P2"><text:span text:style-name="Source_20_Text">for (type var : arrayOrCollection) {</text:span></text:p>
      <text:p text:style-name="P2"><text:span text:style-name="Source_20_Text"><text:s text:c="4"/>// code block to be executed</text:span></text:p>
      <text:p text:style-name="P3"><text:span text:style-name="Source_20_Text">}</text:span></text:p>
      <text:h text:style-name="Heading_20_4" text:outline-level="4">Example:</text:h>
      <text:p text:style-name="Preformatted_20_Text">java</text:p>
      <text:p text:style-name="Preformatted_20_Text"><text:soft-page-break/>Copy</text:p>
      <text:p text:style-name="P2"><text:span text:style-name="Source_20_Text">int[] numbers = {1, 2, 3, 4, 5};</text:span></text:p>
      <text:p text:style-name="P2"><text:span text:style-name="Source_20_Text">for (int num : numbers) {</text:span></text:p>
      <text:p text:style-name="P2"><text:span text:style-name="Source_20_Text"><text:s text:c="4"/>System.out.println(num);</text:span></text:p>
      <text:p text:style-name="P3"><text:span text:style-name="Source_20_Text">}</text:span></text:p>
      <text:p text:style-name="Text_20_body">Output:</text:p>
      <text:p text:style-name="Preformatted_20_Text">Copy</text:p>
      <text:p text:style-name="P2"><text:span text:style-name="Source_20_Text">1</text:span></text:p>
      <text:p text:style-name="P2"><text:span text:style-name="Source_20_Text">2</text:span></text:p>
      <text:p text:style-name="P2"><text:span text:style-name="Source_20_Text">3</text:span></text:p>
      <text:p text:style-name="P2"><text:span text:style-name="Source_20_Text">4</text:span></text:p>
      <text:p text:style-name="P3"><text:span text:style-name="Source_20_Text">5</text:span></text:p>
      <text:p text:style-name="Horizontal_20_Line"/>
      <text:h text:style-name="Heading_20_3" text:outline-level="3">When to Use Each Loop:</text:h>
      <text:list xml:id="list2975696169" text:style-name="L1">
        <text:list-item>
          <text:p text:style-name="P4"><text:span text:style-name="Strong_20_Emphasis">For loop</text:span>: When you know the number of iterations in advance.</text:p>
        </text:list-item>
        <text:list-item>
          <text:p text:style-name="P4"><text:span text:style-name="Strong_20_Emphasis">While loop</text:span>: When you want to repeat an action until a specific condition is met, and you may not know how many iterations will be needed.</text:p>
        </text:list-item>
        <text:list-item>
          <text:p text:style-name="P4"><text:span text:style-name="Strong_20_Emphasis">Do-while loop</text:span>: When you want the loop to run at least once, even if the condition is false initially.</text:p>
        </text:list-item>
        <text:list-item>
          <text:p text:style-name="P4"><text:span text:style-name="Strong_20_Emphasis">For-each loop</text:span>: When you need to iterate over elements of an array or a collection (like a list or set) without modifying the collection.</text:p>
        </text:list-item>
      </text:list>
      <text:p text:style-name="Text_20_body">Let me know if you need further explanations or examples!</text:p>
      <text:h text:style-name="Heading_20_5" text:outline-level="5">You said:</text:h>
      <text:p text:style-name="Text_20_body">give each code fully exaple </text:p>
      <text:h text:style-name="Heading_20_6" text:outline-level="6">ChatGPT said:</text:h>
      <text:p text:style-name="Text_20_body">Certainly! Below are the full examples for each loop in Java, including necessary imports and class definitions:</text:p>
      <text:p text:style-name="Horizontal_20_Line"/>
      <text:h text:style-name="Heading_20_3" text:outline-level="3">1. <text:span text:style-name="Strong_20_Emphasis">For Loop</text:span></text:h>
      <text:p text:style-name="Text_20_body">The <text:span text:style-name="Source_20_Text">for</text:span> loop is used when you know the number of iterations in advance. Here's a complete example:</text:p>
      <text:p text:style-name="Preformatted_20_Text">java</text:p>
      <text:p text:style-name="Preformatted_20_Text">Copy</text:p>
      <text:p text:style-name="P2"><text:span text:style-name="Source_20_Text">public class ForLoopExample {</text:span></text:p>
      <text:p text:style-name="P2"><text:span text:style-name="Source_20_Text"><text:s text:c="4"/>public static void main(String[] args) {</text:span></text:p>
      <text:p text:style-name="P2"><text:span text:style-name="Source_20_Text"><text:s text:c="8"/>// Using for loop to print numbers from 0 to 4</text:span></text:p>
      <text:p text:style-name="P2"><text:span text:style-name="Source_20_Text"><text:s text:c="8"/>for (int i = 0; i &lt; 5; i++) {</text:span></text:p>
      <text:p text:style-name="P2"><text:span text:style-name="Source_20_Text"><text:s text:c="12"/>System.out.println(i);</text:span></text:p>
      <text:p text:style-name="P2"><text:span text:style-name="Source_20_Text"><text:s text:c="8"/>}</text:span></text:p>
      <text:p text:style-name="P2"><text:span text:style-name="Source_20_Text"><text:s text:c="4"/>}</text:span></text:p>
      <text:p text:style-name="P3"><text:span text:style-name="Source_20_Text">}</text:span></text:p>
      <text:p text:style-name="Text_20_body"><text:span text:style-name="Strong_20_Emphasis">Explanation</text:span>:</text:p>
      <text:list xml:id="list1703351306" text:style-name="L2">
        <text:list-item>
          <text:p text:style-name="P5"><text:soft-page-break/>The loop starts with <text:span text:style-name="Source_20_Text">i = 0</text:span> and runs as long as <text:span text:style-name="Source_20_Text">i &lt; 5</text:span>.</text:p>
        </text:list-item>
        <text:list-item>
          <text:p text:style-name="P5">After each iteration, <text:span text:style-name="Source_20_Text">i</text:span> is incremented (<text:span text:style-name="Source_20_Text">i++</text:span>), so the loop executes 5 times.</text:p>
        </text:list-item>
      </text:list>
      <text:p text:style-name="Text_20_body"><text:span text:style-name="Strong_20_Emphasis">Output</text:span>:</text:p>
      <text:p text:style-name="Preformatted_20_Text">Copy</text:p>
      <text:p text:style-name="P2"><text:span text:style-name="Source_20_Text">0</text:span></text:p>
      <text:p text:style-name="P2"><text:span text:style-name="Source_20_Text">1</text:span></text:p>
      <text:p text:style-name="P2"><text:span text:style-name="Source_20_Text">2</text:span></text:p>
      <text:p text:style-name="P2"><text:span text:style-name="Source_20_Text">3</text:span></text:p>
      <text:p text:style-name="P3"><text:span text:style-name="Source_20_Text">4</text:span></text:p>
      <text:p text:style-name="Horizontal_20_Line"/>
      <text:h text:style-name="Heading_20_3" text:outline-level="3">2. <text:span text:style-name="Strong_20_Emphasis">While Loop</text:span></text:h>
      <text:p text:style-name="Text_20_body">The <text:span text:style-name="Source_20_Text">while</text:span> loop executes a block of code as long as the condition is true.</text:p>
      <text:p text:style-name="Preformatted_20_Text">java</text:p>
      <text:p text:style-name="Preformatted_20_Text">Copy</text:p>
      <text:p text:style-name="P2"><text:span text:style-name="Source_20_Text">public class WhileLoopExample {</text:span></text:p>
      <text:p text:style-name="P2"><text:span text:style-name="Source_20_Text"><text:s text:c="4"/>public static void main(String[] args) {</text:span></text:p>
      <text:p text:style-name="P2"><text:span text:style-name="Source_20_Text"><text:s text:c="8"/>// Using while loop to print numbers from 0 to 4</text:span></text:p>
      <text:p text:style-name="P2"><text:span text:style-name="Source_20_Text"><text:s text:c="8"/>int i = 0;</text:span></text:p>
      <text:p text:style-name="P2"><text:span text:style-name="Source_20_Text"><text:s text:c="8"/>while (i &lt; 5) {</text:span></text:p>
      <text:p text:style-name="P2"><text:span text:style-name="Source_20_Text"><text:s text:c="12"/>System.out.println(i);</text:span></text:p>
      <text:p text:style-name="P2"><text:span text:style-name="Source_20_Text"><text:s text:c="12"/>i++; <text:s/>// Increment i after each iteration</text:span></text:p>
      <text:p text:style-name="P2"><text:span text:style-name="Source_20_Text"><text:s text:c="8"/>}</text:span></text:p>
      <text:p text:style-name="P2"><text:span text:style-name="Source_20_Text"><text:s text:c="4"/>}</text:span></text:p>
      <text:p text:style-name="P3"><text:span text:style-name="Source_20_Text">}</text:span></text:p>
      <text:p text:style-name="Text_20_body"><text:span text:style-name="Strong_20_Emphasis">Explanation</text:span>:</text:p>
      <text:list xml:id="list3281724034" text:style-name="L3">
        <text:list-item>
          <text:p text:style-name="P6">The loop checks the condition <text:span text:style-name="Source_20_Text">i &lt; 5</text:span> before each iteration.</text:p>
        </text:list-item>
        <text:list-item>
          <text:p text:style-name="P6">The loop prints the value of <text:span text:style-name="Source_20_Text">i</text:span> and then increments it until <text:span text:style-name="Source_20_Text">i</text:span> reaches 5.</text:p>
        </text:list-item>
      </text:list>
      <text:p text:style-name="Text_20_body"><text:span text:style-name="Strong_20_Emphasis">Output</text:span>:</text:p>
      <text:p text:style-name="Preformatted_20_Text">Copy</text:p>
      <text:p text:style-name="P2"><text:span text:style-name="Source_20_Text">0</text:span></text:p>
      <text:p text:style-name="P2"><text:span text:style-name="Source_20_Text">1</text:span></text:p>
      <text:p text:style-name="P2"><text:span text:style-name="Source_20_Text">2</text:span></text:p>
      <text:p text:style-name="P2"><text:span text:style-name="Source_20_Text">3</text:span></text:p>
      <text:p text:style-name="P3"><text:span text:style-name="Source_20_Text">4</text:span></text:p>
      <text:p text:style-name="Horizontal_20_Line"/>
      <text:h text:style-name="Heading_20_3" text:outline-level="3">3. <text:span text:style-name="Strong_20_Emphasis">Do-While Loop</text:span></text:h>
      <text:p text:style-name="Text_20_body">The <text:span text:style-name="Source_20_Text">do-while</text:span> loop guarantees that the block of code will execute at least once, even if the condition is initially false.</text:p>
      <text:p text:style-name="Preformatted_20_Text">java</text:p>
      <text:p text:style-name="Preformatted_20_Text">Copy</text:p>
      <text:p text:style-name="P2"><text:span text:style-name="Source_20_Text">public class DoWhileLoopExample {</text:span></text:p>
      <text:p text:style-name="P2"><text:span text:style-name="Source_20_Text"><text:s text:c="4"/>public static void main(String[] args) {</text:span></text:p>
      <text:p text:style-name="P2"><text:span text:style-name="Source_20_Text"><text:s text:c="8"/>// Using do-while loop to print numbers from 0 to 4</text:span></text:p>
      <text:p text:style-name="P2"><text:span text:style-name="Source_20_Text"><text:s text:c="8"/>int i = 0;</text:span></text:p>
      <text:p text:style-name="P2"><text:span text:style-name="Source_20_Text"><text:s text:c="8"/>do {</text:span></text:p>
      <text:p text:style-name="P2"><text:soft-page-break/><text:span text:style-name="Source_20_Text"><text:s text:c="12"/>System.out.println(i);</text:span></text:p>
      <text:p text:style-name="P2"><text:span text:style-name="Source_20_Text"><text:s text:c="12"/>i++; <text:s/>// Increment i after each iteration</text:span></text:p>
      <text:p text:style-name="P2"><text:span text:style-name="Source_20_Text"><text:s text:c="8"/>} while (i &lt; 5);</text:span></text:p>
      <text:p text:style-name="P2"><text:span text:style-name="Source_20_Text"><text:s text:c="4"/>}</text:span></text:p>
      <text:p text:style-name="P3"><text:span text:style-name="Source_20_Text">}</text:span></text:p>
      <text:p text:style-name="Text_20_body"><text:span text:style-name="Strong_20_Emphasis">Explanation</text:span>:</text:p>
      <text:list xml:id="list3818937706" text:style-name="L4">
        <text:list-item>
          <text:p text:style-name="P7">The loop executes the code block first, then checks the condition (<text:span text:style-name="Source_20_Text">i &lt; 5</text:span>).</text:p>
        </text:list-item>
        <text:list-item>
          <text:p text:style-name="P7">Since the condition is checked after the block, the loop will run at least once.</text:p>
        </text:list-item>
      </text:list>
      <text:p text:style-name="Text_20_body"><text:span text:style-name="Strong_20_Emphasis">Output</text:span>:</text:p>
      <text:p text:style-name="Preformatted_20_Text">Copy</text:p>
      <text:p text:style-name="P2"><text:span text:style-name="Source_20_Text">0</text:span></text:p>
      <text:p text:style-name="P2"><text:span text:style-name="Source_20_Text">1</text:span></text:p>
      <text:p text:style-name="P2"><text:span text:style-name="Source_20_Text">2</text:span></text:p>
      <text:p text:style-name="P2"><text:span text:style-name="Source_20_Text">3</text:span></text:p>
      <text:p text:style-name="P3"><text:span text:style-name="Source_20_Text">4</text:span></text:p>
      <text:p text:style-name="Horizontal_20_Line"/>
      <text:h text:style-name="Heading_20_3" text:outline-level="3">4. <text:span text:style-name="Strong_20_Emphasis">For-Each Loop (Enhanced For Loop)</text:span></text:h>
      <text:p text:style-name="Text_20_body">The <text:span text:style-name="Source_20_Text">for-each</text:span> loop is ideal for iterating through elements in arrays or collections.</text:p>
      <text:p text:style-name="Preformatted_20_Text">java</text:p>
      <text:p text:style-name="Preformatted_20_Text">Copy</text:p>
      <text:p text:style-name="P2"><text:span text:style-name="Source_20_Text">public class ForEachLoopExample {</text:span></text:p>
      <text:p text:style-name="P2"><text:span text:style-name="Source_20_Text"><text:s text:c="4"/>public static void main(String[] args) {</text:span></text:p>
      <text:p text:style-name="P2"><text:span text:style-name="Source_20_Text"><text:s text:c="8"/>// Array of numbers</text:span></text:p>
      <text:p text:style-name="P2"><text:span text:style-name="Source_20_Text"><text:s text:c="8"/>int[] numbers = {1, 2, 3, 4, 5};</text:span></text:p>
      <text:p text:style-name="P2"/>
      <text:p text:style-name="P2"><text:span text:style-name="Source_20_Text"><text:s text:c="8"/>// Using for-each loop to print each number in the array</text:span></text:p>
      <text:p text:style-name="P2"><text:span text:style-name="Source_20_Text"><text:s text:c="8"/>for (int num : numbers) {</text:span></text:p>
      <text:p text:style-name="P2"><text:span text:style-name="Source_20_Text"><text:s text:c="12"/>System.out.println(num);</text:span></text:p>
      <text:p text:style-name="P2"><text:span text:style-name="Source_20_Text"><text:s text:c="8"/>}</text:span></text:p>
      <text:p text:style-name="P2"><text:span text:style-name="Source_20_Text"><text:s text:c="4"/>}</text:span></text:p>
      <text:p text:style-name="P3"><text:span text:style-name="Source_20_Text">}</text:span></text:p>
      <text:p text:style-name="Text_20_body"><text:span text:style-name="Strong_20_Emphasis">Explanation</text:span>:</text:p>
      <text:list xml:id="list1344310591" text:style-name="L5">
        <text:list-item>
          <text:p text:style-name="P8">The loop iterates over each element in the <text:span text:style-name="Source_20_Text">numbers</text:span> array.</text:p>
        </text:list-item>
        <text:list-item>
          <text:p text:style-name="P8">The <text:span text:style-name="Source_20_Text">num</text:span> variable represents each element during each iteration.</text:p>
        </text:list-item>
      </text:list>
      <text:p text:style-name="Text_20_body"><text:span text:style-name="Strong_20_Emphasis">Output</text:span>:</text:p>
      <text:p text:style-name="Preformatted_20_Text">Copy</text:p>
      <text:p text:style-name="P2"><text:span text:style-name="Source_20_Text">1</text:span></text:p>
      <text:p text:style-name="P2"><text:span text:style-name="Source_20_Text">2</text:span></text:p>
      <text:p text:style-name="P2"><text:span text:style-name="Source_20_Text">3</text:span></text:p>
      <text:p text:style-name="P2"><text:span text:style-name="Source_20_Text">4</text:span></text:p>
      <text:p text:style-name="P3"><text:span text:style-name="Source_20_Text">5</text:span></text:p>
      <text:p text:style-name="Horizontal_20_Line"/>
      <text:h text:style-name="Heading_20_3" text:outline-level="3">Summary:</text:h>
      <text:list xml:id="list949641781" text:style-name="L6">
        <text:list-item>
          <text:p text:style-name="P9"><text:span text:style-name="Strong_20_Emphasis">For Loop</text:span>: Best for when the number of iterations is known beforehand.</text:p>
        </text:list-item>
        <text:list-item>
          <text:p text:style-name="P9"><text:soft-page-break/><text:span text:style-name="Strong_20_Emphasis">While Loop</text:span>: Useful when you want to continue looping as long as a condition is true.</text:p>
        </text:list-item>
        <text:list-item>
          <text:p text:style-name="P9"><text:span text:style-name="Strong_20_Emphasis">Do-While Loop</text:span>: Similar to <text:span text:style-name="Source_20_Text">while</text:span>, but ensures the loop executes at least once.</text:p>
        </text:list-item>
        <text:list-item>
          <text:p text:style-name="P9"><text:span text:style-name="Strong_20_Emphasis">For-Each Loop</text:span>: Convenient for iterating over collections or arrays without worrying about indices.</text:p>
        </text:list-item>
      </text:list>
      <text:p text:style-name="Text_20_body">Feel free to try these examples in your Java IDE! Let me know if you need more details or have any questions.</text:p>
      <text:h text:style-name="Heading_20_5" text:outline-level="5">You said:</text:h>
      <text:p text:style-name="Text_20_body">switch case and break eles ifwrite example of each </text:p>
      <text:h text:style-name="Heading_20_6" text:outline-level="6">ChatGPT said:</text:h>
      <text:p text:style-name="Text_20_body">Sure! In Java, the <text:span text:style-name="Source_20_Text">switch</text:span> statement is used to execute one out of multiple blocks of code based on the value of an expression. The <text:span text:style-name="Source_20_Text">break</text:span> keyword is used to exit the <text:span text:style-name="Source_20_Text">switch</text:span> block once a case is matched. The <text:span text:style-name="Source_20_Text">else-if</text:span> statement is used as part of an <text:span text:style-name="Source_20_Text">if-else</text:span> ladder to handle multiple conditions.</text:p>
      <text:h text:style-name="Heading_20_3" text:outline-level="3">1. <text:span text:style-name="Strong_20_Emphasis">Switch Case with Break</text:span></text:h>
      <text:p text:style-name="Text_20_body">The <text:span text:style-name="Source_20_Text">switch</text:span> statement evaluates an expression and compares it to <text:span text:style-name="Source_20_Text">case</text:span> labels. When a match is found, the corresponding block of code is executed. The <text:span text:style-name="Source_20_Text">break</text:span> keyword is used to exit the <text:span text:style-name="Source_20_Text">switch</text:span> statement after the code is executed for that particular case.</text:p>
      <text:h text:style-name="Heading_20_4" text:outline-level="4">Example:</text:h>
      <text:p text:style-name="Preformatted_20_Text">java</text:p>
      <text:p text:style-name="Preformatted_20_Text">Copy</text:p>
      <text:p text:style-name="P2"><text:span text:style-name="Source_20_Text">public class SwitchExample {</text:span></text:p>
      <text:p text:style-name="P2"><text:span text:style-name="Source_20_Text"><text:s text:c="4"/>public static void main(String[] args) {</text:span></text:p>
      <text:p text:style-name="P2"><text:span text:style-name="Source_20_Text"><text:s text:c="8"/>int day = 3;</text:span></text:p>
      <text:p text:style-name="P2"/>
      <text:p text:style-name="P2"><text:span text:style-name="Source_20_Text"><text:s text:c="8"/>// Switch statement to print the day of the week based on the number</text:span></text:p>
      <text:p text:style-name="P2"><text:span text:style-name="Source_20_Text"><text:s text:c="8"/>switch (day) {</text:span></text:p>
      <text:p text:style-name="P2"><text:span text:style-name="Source_20_Text"><text:s text:c="12"/>case 1:</text:span></text:p>
      <text:p text:style-name="P2"><text:span text:style-name="Source_20_Text"><text:s text:c="16"/>System.out.println("Monday");</text:span></text:p>
      <text:p text:style-name="P2"><text:span text:style-name="Source_20_Text"><text:s text:c="16"/>break;</text:span></text:p>
      <text:p text:style-name="P2"><text:span text:style-name="Source_20_Text"><text:s text:c="12"/>case 2:</text:span></text:p>
      <text:p text:style-name="P2"><text:span text:style-name="Source_20_Text"><text:s text:c="16"/>System.out.println("Tuesday");</text:span></text:p>
      <text:p text:style-name="P2"><text:span text:style-name="Source_20_Text"><text:s text:c="16"/>break;</text:span></text:p>
      <text:p text:style-name="P2"><text:span text:style-name="Source_20_Text"><text:s text:c="12"/>case 3:</text:span></text:p>
      <text:p text:style-name="P2"><text:span text:style-name="Source_20_Text"><text:s text:c="16"/>System.out.println("Wednesday");</text:span></text:p>
      <text:p text:style-name="P2"><text:span text:style-name="Source_20_Text"><text:s text:c="16"/>break;</text:span></text:p>
      <text:p text:style-name="P2"><text:span text:style-name="Source_20_Text"><text:s text:c="12"/>case 4:</text:span></text:p>
      <text:p text:style-name="P2"><text:span text:style-name="Source_20_Text"><text:s text:c="16"/>System.out.println("Thursday");</text:span></text:p>
      <text:p text:style-name="P2"><text:span text:style-name="Source_20_Text"><text:s text:c="16"/>break;</text:span></text:p>
      <text:p text:style-name="P2"><text:span text:style-name="Source_20_Text"><text:s text:c="12"/>case 5:</text:span></text:p>
      <text:p text:style-name="P2"><text:span text:style-name="Source_20_Text"><text:s text:c="16"/>System.out.println("Friday");</text:span></text:p>
      <text:p text:style-name="P2"><text:span text:style-name="Source_20_Text"><text:s text:c="16"/>break;</text:span></text:p>
      <text:p text:style-name="P2"><text:span text:style-name="Source_20_Text"><text:s text:c="12"/>case 6:</text:span></text:p>
      <text:p text:style-name="P2"><text:span text:style-name="Source_20_Text"><text:s text:c="16"/>System.out.println("Saturday");</text:span></text:p>
      <text:p text:style-name="P2"><text:span text:style-name="Source_20_Text"><text:s text:c="16"/>break;</text:span></text:p>
      <text:p text:style-name="P2"><text:span text:style-name="Source_20_Text"><text:s text:c="12"/>case 7:</text:span></text:p>
      <text:p text:style-name="P2"><text:span text:style-name="Source_20_Text"><text:s text:c="16"/>System.out.println("Sunday");</text:span></text:p>
      <text:p text:style-name="P2"><text:span text:style-name="Source_20_Text"><text:s text:c="16"/>break;</text:span></text:p>
      <text:p text:style-name="P2"><text:span text:style-name="Source_20_Text"><text:s text:c="12"/>default:</text:span></text:p>
      <text:p text:style-name="P2"><text:span text:style-name="Source_20_Text"><text:s text:c="16"/>System.out.println("Invalid day");</text:span></text:p>
      <text:p text:style-name="P2"><text:soft-page-break/><text:span text:style-name="Source_20_Text"><text:s text:c="8"/>}</text:span></text:p>
      <text:p text:style-name="P2"><text:span text:style-name="Source_20_Text"><text:s text:c="4"/>}</text:span></text:p>
      <text:p text:style-name="P3"><text:span text:style-name="Source_20_Text">}</text:span></text:p>
      <text:p text:style-name="Text_20_body"><text:span text:style-name="Strong_20_Emphasis">Explanation</text:span>:</text:p>
      <text:list xml:id="list739117391" text:style-name="L7">
        <text:list-item>
          <text:p text:style-name="P10">The <text:span text:style-name="Source_20_Text">switch</text:span> evaluates the <text:span text:style-name="Source_20_Text">day</text:span> variable. If the value is <text:span text:style-name="Source_20_Text">3</text:span>, it will print "Wednesday".</text:p>
        </text:list-item>
        <text:list-item>
          <text:p text:style-name="P10">The <text:span text:style-name="Source_20_Text">break</text:span> keyword ensures that once a case is matched and its corresponding code is executed, the program exits the <text:span text:style-name="Source_20_Text">switch</text:span> statement to avoid executing subsequent cases.</text:p>
        </text:list-item>
        <text:list-item>
          <text:p text:style-name="P10">If no cases match, the <text:span text:style-name="Source_20_Text">default</text:span> block is executed.</text:p>
        </text:list-item>
      </text:list>
      <text:p text:style-name="Text_20_body"><text:span text:style-name="Strong_20_Emphasis">Output</text:span>:</text:p>
      <text:p text:style-name="Preformatted_20_Text">mathematica</text:p>
      <text:p text:style-name="Preformatted_20_Text">Copy</text:p>
      <text:p text:style-name="P3"><text:span text:style-name="Source_20_Text">Wednesday</text:span></text:p>
      <text:p text:style-name="Horizontal_20_Line"/>
      <text:h text:style-name="Heading_20_3" text:outline-level="3">2. <text:span text:style-name="Strong_20_Emphasis">Switch Case Without Break (Fall-through Behavior)</text:span></text:h>
      <text:p text:style-name="Text_20_body">If you forget to use <text:span text:style-name="Source_20_Text">break</text:span> after a case, Java will "fall through" and continue executing the subsequent cases, even if the expression doesn’t match those cases.</text:p>
      <text:h text:style-name="Heading_20_4" text:outline-level="4">Example:</text:h>
      <text:p text:style-name="Preformatted_20_Text">java</text:p>
      <text:p text:style-name="Preformatted_20_Text">Copy</text:p>
      <text:p text:style-name="P2"><text:span text:style-name="Source_20_Text">public class SwitchFallThroughExample {</text:span></text:p>
      <text:p text:style-name="P2"><text:span text:style-name="Source_20_Text"><text:s text:c="4"/>public static void main(String[] args) {</text:span></text:p>
      <text:p text:style-name="P2"><text:span text:style-name="Source_20_Text"><text:s text:c="8"/>int day = 3;</text:span></text:p>
      <text:p text:style-name="P2"/>
      <text:p text:style-name="P2"><text:span text:style-name="Source_20_Text"><text:s text:c="8"/>// Switch without break (fall-through behavior)</text:span></text:p>
      <text:p text:style-name="P2"><text:span text:style-name="Source_20_Text"><text:s text:c="8"/>switch (day) {</text:span></text:p>
      <text:p text:style-name="P2"><text:span text:style-name="Source_20_Text"><text:s text:c="12"/>case 1:</text:span></text:p>
      <text:p text:style-name="P2"><text:span text:style-name="Source_20_Text"><text:s text:c="16"/>System.out.println("Monday");</text:span></text:p>
      <text:p text:style-name="P2"><text:span text:style-name="Source_20_Text"><text:s text:c="12"/>case 2:</text:span></text:p>
      <text:p text:style-name="P2"><text:span text:style-name="Source_20_Text"><text:s text:c="16"/>System.out.println("Tuesday");</text:span></text:p>
      <text:p text:style-name="P2"><text:span text:style-name="Source_20_Text"><text:s text:c="12"/>case 3:</text:span></text:p>
      <text:p text:style-name="P2"><text:span text:style-name="Source_20_Text"><text:s text:c="16"/>System.out.println("Wednesday");</text:span></text:p>
      <text:p text:style-name="P2"><text:span text:style-name="Source_20_Text"><text:s text:c="12"/>case 4:</text:span></text:p>
      <text:p text:style-name="P2"><text:span text:style-name="Source_20_Text"><text:s text:c="16"/>System.out.println("Thursday");</text:span></text:p>
      <text:p text:style-name="P2"><text:span text:style-name="Source_20_Text"><text:s text:c="12"/>case 5:</text:span></text:p>
      <text:p text:style-name="P2"><text:span text:style-name="Source_20_Text"><text:s text:c="16"/>System.out.println("Friday");</text:span></text:p>
      <text:p text:style-name="P2"><text:span text:style-name="Source_20_Text"><text:s text:c="12"/>case 6:</text:span></text:p>
      <text:p text:style-name="P2"><text:span text:style-name="Source_20_Text"><text:s text:c="16"/>System.out.println("Saturday");</text:span></text:p>
      <text:p text:style-name="P2"><text:span text:style-name="Source_20_Text"><text:s text:c="12"/>case 7:</text:span></text:p>
      <text:p text:style-name="P2"><text:span text:style-name="Source_20_Text"><text:s text:c="16"/>System.out.println("Sunday");</text:span></text:p>
      <text:p text:style-name="P2"><text:span text:style-name="Source_20_Text"><text:s text:c="12"/>default:</text:span></text:p>
      <text:p text:style-name="P2"><text:span text:style-name="Source_20_Text"><text:s text:c="16"/>System.out.println("Invalid day");</text:span></text:p>
      <text:p text:style-name="P2"><text:span text:style-name="Source_20_Text"><text:s text:c="8"/>}</text:span></text:p>
      <text:p text:style-name="P2"><text:span text:style-name="Source_20_Text"><text:s text:c="4"/>}</text:span></text:p>
      <text:p text:style-name="P3"><text:span text:style-name="Source_20_Text">}</text:span></text:p>
      <text:p text:style-name="Text_20_body"><text:span text:style-name="Strong_20_Emphasis">Output</text:span>:</text:p>
      <text:p text:style-name="Preformatted_20_Text">mathematica</text:p>
      <text:p text:style-name="Preformatted_20_Text">Copy</text:p>
      <text:p text:style-name="P2"><text:span text:style-name="Source_20_Text">Wednesday</text:span></text:p>
      <text:p text:style-name="P2"><text:soft-page-break/><text:span text:style-name="Source_20_Text">Thursday</text:span></text:p>
      <text:p text:style-name="P2"><text:span text:style-name="Source_20_Text">Friday</text:span></text:p>
      <text:p text:style-name="P2"><text:span text:style-name="Source_20_Text">Saturday</text:span></text:p>
      <text:p text:style-name="P2"><text:span text:style-name="Source_20_Text">Sunday</text:span></text:p>
      <text:p text:style-name="P3"><text:span text:style-name="Source_20_Text">Invalid day</text:span></text:p>
      <text:p text:style-name="Text_20_body"><text:span text:style-name="Emphasis">Explanation</text:span>:</text:p>
      <text:list xml:id="list2602448325" text:style-name="L8">
        <text:list-item>
          <text:p text:style-name="P11">Since there's no <text:span text:style-name="Source_20_Text">break</text:span> statement after any of the cases, once the case <text:span text:style-name="Source_20_Text">3</text:span> matches, the program falls through and continues executing all subsequent cases. Be careful with fall-through behavior.</text:p>
        </text:list-item>
      </text:list>
      <text:p text:style-name="Horizontal_20_Line"/>
      <text:h text:style-name="Heading_20_3" text:outline-level="3">3. <text:span text:style-name="Strong_20_Emphasis">If-Else If Ladder</text:span></text:h>
      <text:p text:style-name="Text_20_body">The <text:span text:style-name="Source_20_Text">else-if</text:span> structure is used to check multiple conditions sequentially. Each <text:span text:style-name="Source_20_Text">if</text:span> or <text:span text:style-name="Source_20_Text">else if</text:span> condition is checked one by one until one condition is true.</text:p>
      <text:h text:style-name="Heading_20_4" text:outline-level="4">Example:</text:h>
      <text:p text:style-name="Preformatted_20_Text">java</text:p>
      <text:p text:style-name="Preformatted_20_Text">Copy</text:p>
      <text:p text:style-name="P2"><text:span text:style-name="Source_20_Text">public class IfElseIfExample {</text:span></text:p>
      <text:p text:style-name="P2"><text:span text:style-name="Source_20_Text"><text:s text:c="4"/>public static void main(String[] args) {</text:span></text:p>
      <text:p text:style-name="P2"><text:span text:style-name="Source_20_Text"><text:s text:c="8"/>int number = 25;</text:span></text:p>
      <text:p text:style-name="P2"/>
      <text:p text:style-name="P2"><text:span text:style-name="Source_20_Text"><text:s text:c="8"/>// Using if-else-if ladder to categorize the number</text:span></text:p>
      <text:p text:style-name="P2"><text:span text:style-name="Source_20_Text"><text:s text:c="8"/>if (number &lt; 0) {</text:span></text:p>
      <text:p text:style-name="P2"><text:span text:style-name="Source_20_Text"><text:s text:c="12"/>System.out.println("Negative number");</text:span></text:p>
      <text:p text:style-name="P2"><text:span text:style-name="Source_20_Text"><text:s text:c="8"/>} else if (number == 0) {</text:span></text:p>
      <text:p text:style-name="P2"><text:span text:style-name="Source_20_Text"><text:s text:c="12"/>System.out.println("Zero");</text:span></text:p>
      <text:p text:style-name="P2"><text:span text:style-name="Source_20_Text"><text:s text:c="8"/>} else if (number &gt; 0 &amp;&amp; number &lt;= 10) {</text:span></text:p>
      <text:p text:style-name="P2"><text:span text:style-name="Source_20_Text"><text:s text:c="12"/>System.out.println("Number is between 1 and 10");</text:span></text:p>
      <text:p text:style-name="P2"><text:span text:style-name="Source_20_Text"><text:s text:c="8"/>} else if (number &gt; 10 &amp;&amp; number &lt;= 20) {</text:span></text:p>
      <text:p text:style-name="P2"><text:span text:style-name="Source_20_Text"><text:s text:c="12"/>System.out.println("Number is between 11 and 20");</text:span></text:p>
      <text:p text:style-name="P2"><text:span text:style-name="Source_20_Text"><text:s text:c="8"/>} else {</text:span></text:p>
      <text:p text:style-name="P2"><text:span text:style-name="Source_20_Text"><text:s text:c="12"/>System.out.println("Number is greater than 20");</text:span></text:p>
      <text:p text:style-name="P2"><text:span text:style-name="Source_20_Text"><text:s text:c="8"/>}</text:span></text:p>
      <text:p text:style-name="P2"><text:span text:style-name="Source_20_Text"><text:s text:c="4"/>}</text:span></text:p>
      <text:p text:style-name="P3"><text:span text:style-name="Source_20_Text">}</text:span></text:p>
      <text:p text:style-name="Text_20_body"><text:span text:style-name="Strong_20_Emphasis">Explanation</text:span>:</text:p>
      <text:list xml:id="list1577654267" text:style-name="L9">
        <text:list-item>
          <text:p text:style-name="P12">The <text:span text:style-name="Source_20_Text">if-else-if</text:span> ladder checks the number's value step by step.</text:p>
        </text:list-item>
        <text:list-item>
          <text:p text:style-name="P12">In this case, <text:span text:style-name="Source_20_Text">number = 25</text:span>, so the condition in the final <text:span text:style-name="Source_20_Text">else</text:span> block is executed, printing <text:span text:style-name="Source_20_Text">"Number is greater than 20"</text:span>.</text:p>
        </text:list-item>
      </text:list>
      <text:p text:style-name="Text_20_body"><text:span text:style-name="Strong_20_Emphasis">Output</text:span>:</text:p>
      <text:p text:style-name="Preformatted_20_Text">csharp</text:p>
      <text:p text:style-name="Preformatted_20_Text">Copy</text:p>
      <text:p text:style-name="P3"><text:span text:style-name="Source_20_Text">Number is greater than 20</text:span></text:p>
      <text:p text:style-name="Horizontal_20_Line"/>
      <text:h text:style-name="Heading_20_3" text:outline-level="3"><text:soft-page-break/>4. <text:span text:style-name="Strong_20_Emphasis">If-Else</text:span></text:h>
      <text:p text:style-name="Text_20_body">A basic <text:span text:style-name="Source_20_Text">if-else</text:span> statement is used to execute one block of code when a condition is true, and another block when it is false.</text:p>
      <text:h text:style-name="Heading_20_4" text:outline-level="4">Example:</text:h>
      <text:p text:style-name="Preformatted_20_Text">java</text:p>
      <text:p text:style-name="Preformatted_20_Text">Copy</text:p>
      <text:p text:style-name="P2"><text:span text:style-name="Source_20_Text">public class IfElseExample {</text:span></text:p>
      <text:p text:style-name="P2"><text:span text:style-name="Source_20_Text"><text:s text:c="4"/>public static void main(String[] args) {</text:span></text:p>
      <text:p text:style-name="P2"><text:span text:style-name="Source_20_Text"><text:s text:c="8"/>int age = 18;</text:span></text:p>
      <text:p text:style-name="P2"/>
      <text:p text:style-name="P2"><text:span text:style-name="Source_20_Text"><text:s text:c="8"/>// Simple if-else to check if someone is eligible to vote</text:span></text:p>
      <text:p text:style-name="P2"><text:span text:style-name="Source_20_Text"><text:s text:c="8"/>if (age &gt;= 18) {</text:span></text:p>
      <text:p text:style-name="P2"><text:span text:style-name="Source_20_Text"><text:s text:c="12"/>System.out.println("You are eligible to vote.");</text:span></text:p>
      <text:p text:style-name="P2"><text:span text:style-name="Source_20_Text"><text:s text:c="8"/>} else {</text:span></text:p>
      <text:p text:style-name="P2"><text:span text:style-name="Source_20_Text"><text:s text:c="12"/>System.out.println("You are not eligible to vote.");</text:span></text:p>
      <text:p text:style-name="P2"><text:span text:style-name="Source_20_Text"><text:s text:c="8"/>}</text:span></text:p>
      <text:p text:style-name="P2"><text:span text:style-name="Source_20_Text"><text:s text:c="4"/>}</text:span></text:p>
      <text:p text:style-name="P3"><text:span text:style-name="Source_20_Text">}</text:span></text:p>
      <text:p text:style-name="Text_20_body"><text:span text:style-name="Strong_20_Emphasis">Explanation</text:span>:</text:p>
      <text:list xml:id="list1504982642" text:style-name="L10">
        <text:list-item>
          <text:p text:style-name="P13">The <text:span text:style-name="Source_20_Text">if</text:span> statement checks if <text:span text:style-name="Source_20_Text">age</text:span> is greater than or equal to 18. If true, it prints <text:span text:style-name="Source_20_Text">"You are eligible to vote."</text:span>, otherwise, it prints <text:span text:style-name="Source_20_Text">"You are not eligible to vote."</text:span>.</text:p>
        </text:list-item>
      </text:list>
      <text:p text:style-name="Text_20_body"><text:span text:style-name="Strong_20_Emphasis">Output</text:span>:</text:p>
      <text:p text:style-name="Preformatted_20_Text">css</text:p>
      <text:p text:style-name="Preformatted_20_Text">Copy</text:p>
      <text:p text:style-name="P3"><text:span text:style-name="Source_20_Text">You are eligible to vote.</text:span></text:p>
      <text:p text:style-name="Horizontal_20_Line"/>
      <text:h text:style-name="Heading_20_3" text:outline-level="3">Summary:</text:h>
      <text:list xml:id="list3882238216" text:style-name="L11">
        <text:list-item>
          <text:p text:style-name="P14"><text:span text:style-name="Strong_20_Emphasis">Switch Case</text:span>: Used to match an expression to multiple possible values (cases). The <text:span text:style-name="Source_20_Text">break</text:span> keyword is used to exit the switch block after a match.</text:p>
        </text:list-item>
        <text:list-item>
          <text:p text:style-name="P14"><text:span text:style-name="Strong_20_Emphasis">Switch Case Without Break</text:span>: If <text:span text:style-name="Source_20_Text">break</text:span> is missing, Java will continue executing the subsequent cases, leading to "fall-through" behavior.</text:p>
        </text:list-item>
        <text:list-item>
          <text:p text:style-name="P14"><text:span text:style-name="Strong_20_Emphasis">If-Else If Ladder</text:span>: Used to handle multiple conditions in a sequential manner. Each condition is checked, and the first one that is true will execute its block.</text:p>
        </text:list-item>
        <text:list-item>
          <text:p text:style-name="P14"><text:span text:style-name="Strong_20_Emphasis">If-Else</text:span>: The most basic conditional structure for checking if a condition is true or false.</text:p>
        </text:list-item>
      </text:list>
      <text:p text:style-name="Text_20_body">Let me know if you need further clarification or additional examples!</text:p>
      <text:p text:style-name="P1">Javaloops invent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" style:font-family-asian="'Noto Sans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07T15:31:57.323781506</meta:creation-date>
    <dc:date>2025-04-07T17:19:23.097596761</dc:date>
    <meta:editing-duration>PT1H14M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9" meta:paragraph-count="349" meta:word-count="1668" meta:character-count="10498" meta:non-whitespace-character-count="8014"/>
  </office:meta>
</office:document-meta>
</file>